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href="http://www.sueddeutsche.de/"><text:span text:style-name="Hyperlink">http://www.sueddeuts</text:span></text:a>che.de/</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Hyperlink" style:family="text" style:name="Hyperlink">
      <style:text-properties fo:color="#0080C0" style:text-underline-style="solid"/>
    </style:styl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70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8-04-06T23:27:18</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